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bc531" officeooo:paragraph-rsid="000a7e71" fo:background-color="#ffff00"/>
    </style:style>
    <style:style style:name="P20" style:family="paragraph" style:parent-style-name="Standard">
      <style:text-properties officeooo:rsid="001bc531" officeooo:paragraph-rsid="001bc531" fo:background-color="#ffff00"/>
    </style:style>
    <style:style style:name="P21" style:family="paragraph" style:parent-style-name="Standard">
      <style:text-properties officeooo:rsid="0016ae96" officeooo:paragraph-rsid="0016ae96"/>
    </style:style>
    <style:style style:name="P22" style:family="paragraph" style:parent-style-name="Standard">
      <style:text-properties officeooo:rsid="001850d3" officeooo:paragraph-rsid="001850d3"/>
    </style:style>
    <style:style style:name="P23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4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25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26" style:family="paragraph" style:parent-style-name="Standard">
      <style:text-properties officeooo:rsid="001a3d57" officeooo:paragraph-rsid="001a3d57"/>
    </style:style>
    <style:style style:name="P27" style:family="paragraph" style:parent-style-name="Standard">
      <style:text-properties officeooo:rsid="001bc531" officeooo:paragraph-rsid="001bc531" fo:background-color="#ffff00"/>
    </style:style>
    <style:style style:name="P28" style:family="paragraph" style:parent-style-name="Standard">
      <style:text-properties officeooo:rsid="0027df38" officeooo:paragraph-rsid="0027df38" fo:background-color="#ffff00"/>
    </style:style>
    <style:style style:name="P29" style:family="paragraph" style:parent-style-name="Standard">
      <style:text-properties officeooo:rsid="002827bd" officeooo:paragraph-rsid="002827bd" fo:background-color="#ffff00"/>
    </style:style>
    <style:style style:name="P30" style:family="paragraph" style:parent-style-name="Standard">
      <style:text-properties officeooo:rsid="002b28cc" officeooo:paragraph-rsid="002b28cc" fo:background-color="#ffff00"/>
    </style:style>
    <style:style style:name="P31" style:family="paragraph" style:parent-style-name="Standard">
      <style:text-properties officeooo:rsid="002cf92a" officeooo:paragraph-rsid="002cf92a" fo:background-color="#ffff00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/>
      <text:p text:style-name="P1"/>
      <text:p text:style-name="P14">grant CONNECT on DATABASE basex to u3;</text:p>
      <text:p text:style-name="P14">GRANT</text:p>
      <text:p text:style-name="P14">basex=# \c basex u3</text:p>
      <text:p text:style-name="P14">Password for user u3: </text:p>
      <text:p text:style-name="P14">basex=&gt; select * from e1.basex_e1_u1_t1 ;</text:p>
      <text:p text:style-name="P14">ERROR: <text:s/>permission denied for table basex_e1_u1_t1</text:p>
      <text:p text:style-name="P14"><text:soft-page-break/>basex=&gt; insert into e1.basex_e1_u1_t1 values(4,'pensameento')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oft-page-break/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21">\z e1.*</text:p>
      <text:p text:style-name="P23">privilegio de tabale:</text:p>
      <text:p text:style-name="P21">baesx= select * from information_shema.table_privileges where grantee='u2'; </text:p>
      <text:p text:style-name="P21"><text:s/></text:p>
      <text:p text:style-name="P24">el usurio u2 que privilegio tiene sobre la tabla</text:p>
      <text:p text:style-name="P22">select grantor ,grantee, table_shema,table_name,privilege_type,is_grantable <text:span text:style-name="T13">from information_shema.table_privileges where grantee='u2'; </text:span></text:p>
      <text:p text:style-name="P21"/>
      <text:p text:style-name="P25">privilegioo:</text:p>
      <text:p text:style-name="P26">gran select (nome) on <text:s text:c="2"/>e1.basex_e1_u1_t1 to u3 <text:s/>=<text:span text:style-name="T14">el useruio 1 le dan a usuario 3 un select en la table </text:span></text:p>
      <text:p text:style-name="P26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19"/>
      <text:p text:style-name="P20">con el usuairo postgrest :</text:p>
      <text:p text:style-name="P20">basex: create role readonly;</text:p>
      <text:p text:style-name="P20">CREATE ROLE</text:p>
      <text:p text:style-name="P20"/>
      <text:p text:style-name="P20">\du</text:p>
      <text:p text:style-name="P20"/>
      <text:p text:style-name="P20"/>
      <text:p text:style-name="P20"/>
      <text:p text:style-name="P20">basex=# \c basex ua;</text:p>
      <text:p text:style-name="P20"/>
      <text:p text:style-name="P20">basex=&gt; grant usage on schema sa to readonly;</text:p>
      <text:p text:style-name="P20">GRANT</text:p>
      <text:p text:style-name="P20"/>
      <text:p text:style-name="P28">el rol se lo dio a ub </text:p>
      <text:p text:style-name="P20">basex=&gt; \c basex postgres;</text:p>
      <text:p text:style-name="P20">basex=# grant <text:s/>readonly to ub;</text:p>
      <text:p text:style-name="P20">GRANT ROLE</text:p>
      <text:p text:style-name="P20"><text:s/>basex=# \c basex ua;</text:p>
      <text:p text:style-name="P20">Password for user ua: </text:p>
      <text:p text:style-name="P20"><text:soft-page-break/>psql (14.5 (Ubuntu 14.5-0ubuntu0.22.04.1), server 12.12 (Ubuntu 12.12-0ubuntu0.20.04.1))</text:p>
      <text:p text:style-name="P20">You are now connected to database "basex" as user "ua".</text:p>
      <text:p text:style-name="P20">basex=&gt; grant select on sa.probauat1 to readonly;</text:p>
      <text:p text:style-name="P20">GRANT</text:p>
      <text:p text:style-name="P20">basex=&gt; </text:p>
      <text:p text:style-name="P20"/>
      <text:p text:style-name="P20"/>
      <text:p text:style-name="P20">basex=# \c basex ua;</text:p>
      <text:p text:style-name="P20"/>
      <text:p text:style-name="P20">basex=&gt; grant select on sa.probauat1 to readonly;</text:p>
      <text:p text:style-name="P20">GRANT</text:p>
      <text:p text:style-name="P20"/>
      <text:p text:style-name="P28">para dar la coneccion a ub :</text:p>
      <text:p text:style-name="P28">\c basex postgres;</text:p>
      <text:p text:style-name="P28">basex=# grant connect on database basex to readonly;</text:p>
      <text:p text:style-name="P28">GRANT</text:p>
      <text:p text:style-name="P28">basex=# \c basex ub;</text:p>
      <text:p text:style-name="P28"/>
      <text:p text:style-name="P29">que provilegios sobre tabla <text:s/>readonly le doy uase lo doy a readoly</text:p>
      <text:p text:style-name="P29">select * from information_schema.table_privileges where grantee='readonly';</text:p>
      <text:p text:style-name="P29"/>
      <text:p text:style-name="P29"/>
      <text:p text:style-name="P30">copiade seguridad:</text:p>
      <text:p text:style-name="P30"><text:s/>pg_dump -U postgres -Fp basex &gt; basex.dump</text:p>
      <text:p text:style-name="P30"/>
      <text:p text:style-name="P31">ver en formato datos</text:p>
      <text:p text:style-name="P31">gedit basex.du</text:p>
      <text:p text:style-name="P31"/>
      <text:p text:style-name="P31">borrar la base </text:p>
      <text:p text:style-name="P31">dropdb -U postgres basex</text:p>
      <text:p text:style-name="P31"/>
      <text:p text:style-name="P31">regenerar:</text:p>
      <text:p text:style-name="P31">\i ‘basex.dump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08T14:19:14.920332976</dc:date>
    <meta:editing-duration>PT1H30M11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" meta:paragraph-count="126" meta:word-count="734" meta:character-count="4691" meta:non-whitespace-character-count="4011"/>
  </office:meta>
</office:document-meta>
</file>